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r Tales Update Briefing 5</text:p>
      <text:p text:style-name="P1">From Sir Montes, 12 May 2017</text:p>
      <text:p text:style-name="Standard"/>
      <text:p text:style-name="Standard"><text:tab/>Deliverables are due on Monday, 15 May between 3:00 and 4:00, the deadline is 5PM. <text:s/>Only one person is required to meet with Sir, regular attire ok, but they need to be ready to answer any questions about the project.</text:p>
      <text:p text:style-name="Standard"/>
      <text:p text:style-name="Standard"><text:tab/>The USB must contain all folders, files, images, README.txt, and all additional items from GITHUB and please do not forget any third party downloadables such as Tomcat, etc.</text:p>
      <text:p text:style-name="Standard"/>
      <text:p text:style-name="Standard"><text:tab/>The overall project must be setup in a main folder called <text:span text:style-name="T2">app. </text:span>As you can imagine we all need to understand how it is set up and why, anybody may be called upon to set up.</text:p>
      <text:p text:style-name="Standard"><text:tab/>If any of the portions of the overall project are using a 3<text:span text:style-name="T1">rd</text:span> Party module or plug in, be sure it is included in the USB, the machines we use for presentation may not include them and we cannot download them from the internet nor another USB (from our pocket) during the presentation, so load a downloadable version of softwares on our USB and make all members aware of where these are located within the USB file structure.</text:p>
      <text:p text:style-name="Standard"/>
      <text:p text:style-name="Standard"><text:tab/>The README file must instruct any person, and this will also include Sir Montes. It needs to be written so a high school student can understand it.</text:p>
      <text:p text:style-name="Standard"/>
      <text:p text:style-name="Standard"><text:tab/>There is only 10 minutes allowed for setup, this is maximum time. If we need to go to a backup USB, that decision needs to be made ASAP.</text:p>
      <text:p text:style-name="Standard"/>
      <text:p text:style-name="Standard"><text:tab/>The Group must submit a Presentation Plan hardcopy just before we start the presentation. <text:s/>Please, if some portion of the project is not working, we need to inform Sir before we start. <text:s/>If portions of the project are not finished, we need to inform Sir before we start, if there is anything, no matter how small, we need to inform Sir up front please. WE DO NOT WANT SIR ASKING US QUESTIONS DURING THE PRESENTATION.</text:p>
      <text:p text:style-name="Standard"/>
      <text:p text:style-name="Standard"><text:tab/>Please remember to only speak English. Please wear Corpo.</text:p>
      <text:p text:style-name="Standard"/>
      <text:p text:style-name="Standard"><text:tab/>Duane has built the Peer Evaluation Form and Contribution Form to accomadate 11 members. The grading resposiblity has been passed from Duane to Leader Liwanag at his request. Be sure you understand what you are signing your name to. </text:p>
      <text:p text:style-name="Standard"><text:tab/>Since JJ and Randylle have been so busy, I have assumed the responisibilities of the Group Secretary from JJ and monitoring the FB chat page for attachments that need to be posted to the main Group FB page from Randylle.</text:p>
      <text:p text:style-name="Standard"/>
      <text:p text:style-name="Standard"><text:tab/>NEW INPUT FROM SIR. Service Providers are competitors, their pricings for their invidual services should not all be the same, Sir wishes to see a competative pricing scheme in the DB.</text:p>
      <text:p text:style-name="Standard"/>
      <text:p text:style-name="Standard"><text:tab/>While we were doing a practice run of the latest updates for Sir, he noticed that a button written in js should be written in html, there is an example of this in one of the downloadables in Google Classroom, I will guess that is in the Lecture attachments.</text:p>
      <text:p text:style-name="Standard"><text:tab/>Sir would like to see the capability of deactivating or suspending services to a Client, for example, lack of payment or simple rudeness to a SP.</text:p>
      <text:p text:style-name="Standard"><text:tab/>Sir mentioned that in the case a new member could not log in they should be redircted to the home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9T16:51:13.250000000</meta:creation-date>
    <dc:date>2017-05-14T15:00:38.21</dc:date>
    <meta:editing-duration>PT1H31M29S</meta:editing-duration>
    <meta:editing-cycles>6</meta:editing-cycles>
    <meta:generator>OpenOffice/4.1.1$Win32 OpenOffice.org_project/411m6$Build-9775</meta:generator>
    <dc:creator>Duane Donaldson</dc:creator>
    <meta:document-statistic meta:table-count="0" meta:image-count="0" meta:object-count="0" meta:page-count="1" meta:paragraph-count="16" meta:word-count="538" meta:character-count="2950"/>
  </office:meta>
</office:document-meta>
</file>